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f5d" officeooo:paragraph-rsid="0011ff5d"/>
    </style:style>
    <style:style style:name="P2" style:family="paragraph" style:parent-style-name="Standard">
      <style:text-properties officeooo:paragraph-rsid="0016d968"/>
    </style:style>
    <style:style style:name="P3" style:family="paragraph" style:parent-style-name="Standard">
      <style:text-properties officeooo:rsid="0018924a" officeooo:paragraph-rsid="0018924a"/>
    </style:style>
    <style:style style:name="P4" style:family="paragraph" style:parent-style-name="Standard">
      <style:text-properties officeooo:rsid="00197bf2" officeooo:paragraph-rsid="00197bf2"/>
    </style:style>
    <style:style style:name="P5" style:family="paragraph" style:parent-style-name="Standard">
      <style:text-properties officeooo:rsid="001b1bec" officeooo:paragraph-rsid="001b1bec"/>
    </style:style>
    <style:style style:name="P6" style:family="paragraph" style:parent-style-name="Standard">
      <style:text-properties officeooo:rsid="001f05f4" officeooo:paragraph-rsid="001f05f4"/>
    </style:style>
    <style:style style:name="P7" style:family="paragraph" style:parent-style-name="Standard">
      <style:text-properties officeooo:rsid="001fb1b9" officeooo:paragraph-rsid="001fb1b9"/>
    </style:style>
    <style:style style:name="P8" style:family="paragraph" style:parent-style-name="Standard">
      <style:text-properties officeooo:paragraph-rsid="00264c80"/>
    </style:style>
    <style:style style:name="P9" style:family="paragraph" style:parent-style-name="Standard">
      <style:text-properties officeooo:rsid="003052a1" officeooo:paragraph-rsid="003052a1"/>
    </style:style>
    <style:style style:name="P10" style:family="paragraph" style:parent-style-name="Standard">
      <style:paragraph-properties fo:text-align="center" style:justify-single-word="false"/>
      <style:text-properties fo:font-size="20pt" officeooo:rsid="003052a1" officeooo:paragraph-rsid="003052a1" style:font-size-asian="17.5pt" style:font-size-complex="20pt"/>
    </style:style>
    <style:style style:name="P11" style:family="paragraph" style:parent-style-name="Standard">
      <style:text-properties officeooo:rsid="0031bc7d" officeooo:paragraph-rsid="0031bc7d"/>
    </style:style>
    <style:style style:name="P12" style:family="paragraph" style:parent-style-name="Standard" style:list-style-name="L1">
      <style:text-properties officeooo:paragraph-rsid="00264c80"/>
    </style:style>
    <style:style style:name="P13" style:family="paragraph" style:parent-style-name="Standard" style:list-style-name="L1">
      <style:text-properties officeooo:rsid="00106e13" officeooo:paragraph-rsid="00264c80"/>
    </style:style>
    <style:style style:name="P14" style:family="paragraph" style:parent-style-name="Standard" style:list-style-name="L2">
      <style:text-properties officeooo:rsid="0012b37c" officeooo:paragraph-rsid="0016d968"/>
    </style:style>
    <style:style style:name="P15" style:family="paragraph" style:parent-style-name="Standard" style:list-style-name="L3">
      <style:text-properties officeooo:rsid="00197bf2" officeooo:paragraph-rsid="00197bf2"/>
    </style:style>
    <style:style style:name="P16" style:family="paragraph" style:parent-style-name="Standard" style:list-style-name="L4">
      <style:text-properties officeooo:rsid="001b1bec" officeooo:paragraph-rsid="001b1bec"/>
    </style:style>
    <style:style style:name="P17" style:family="paragraph" style:parent-style-name="Standard" style:list-style-name="L5">
      <style:text-properties officeooo:rsid="001b1bec" officeooo:paragraph-rsid="001b1bec"/>
    </style:style>
    <style:style style:name="P18" style:family="paragraph" style:parent-style-name="Standard" style:list-style-name="L6">
      <style:text-properties officeooo:rsid="001b1bec" officeooo:paragraph-rsid="001b1bec"/>
    </style:style>
    <style:style style:name="P19" style:family="paragraph" style:parent-style-name="Standard" style:list-style-name="L6">
      <style:text-properties officeooo:rsid="001dedab" officeooo:paragraph-rsid="001dedab"/>
    </style:style>
    <style:style style:name="P20" style:family="paragraph" style:parent-style-name="Standard" style:list-style-name="L6">
      <style:text-properties officeooo:rsid="001e930a" officeooo:paragraph-rsid="001e930a"/>
    </style:style>
    <style:style style:name="P21" style:family="paragraph" style:parent-style-name="Standard" style:list-style-name="L6">
      <style:text-properties officeooo:rsid="001c038e" officeooo:paragraph-rsid="001c038e"/>
    </style:style>
    <style:style style:name="P22" style:family="paragraph" style:parent-style-name="Standard" style:list-style-name="L6">
      <style:text-properties officeooo:rsid="001f05f4" officeooo:paragraph-rsid="001f05f4"/>
    </style:style>
    <style:style style:name="P23" style:family="paragraph" style:parent-style-name="Standard" style:list-style-name="L7">
      <style:text-properties officeooo:rsid="001f05f4" officeooo:paragraph-rsid="001f05f4"/>
    </style:style>
    <style:style style:name="P24" style:family="paragraph" style:parent-style-name="Standard" style:list-style-name="L8">
      <style:text-properties officeooo:rsid="001fb1b9" officeooo:paragraph-rsid="001fb1b9"/>
    </style:style>
    <style:style style:name="P25" style:family="paragraph" style:parent-style-name="Standard" style:list-style-name="L8">
      <style:text-properties officeooo:rsid="0021d069" officeooo:paragraph-rsid="0021d069"/>
    </style:style>
    <style:style style:name="P26" style:family="paragraph" style:parent-style-name="Standard" style:list-style-name="L8">
      <style:text-properties officeooo:rsid="002775b0" officeooo:paragraph-rsid="002775b0"/>
    </style:style>
    <style:style style:name="P27" style:family="paragraph" style:parent-style-name="Standard" style:list-style-name="L8">
      <style:text-properties officeooo:rsid="0027df9d" officeooo:paragraph-rsid="0027df9d"/>
    </style:style>
    <style:style style:name="P28" style:family="paragraph" style:parent-style-name="Standard" style:list-style-name="L8">
      <style:text-properties officeooo:rsid="0028c8a6" officeooo:paragraph-rsid="0028c8a6"/>
    </style:style>
    <style:style style:name="P29" style:family="paragraph" style:parent-style-name="Standard" style:list-style-name="L8">
      <style:text-properties officeooo:rsid="002a9ffb" officeooo:paragraph-rsid="002a9ffb"/>
    </style:style>
    <style:style style:name="P30" style:family="paragraph" style:parent-style-name="Standard" style:list-style-name="L8">
      <style:text-properties officeooo:rsid="002bbae8" officeooo:paragraph-rsid="002bbae8"/>
    </style:style>
    <style:style style:name="T1" style:family="text">
      <style:text-properties officeooo:rsid="001b1bec"/>
    </style:style>
    <style:style style:name="T2" style:family="text">
      <style:text-properties officeooo:rsid="00202254"/>
    </style:style>
    <style:style style:name="T3" style:family="text">
      <style:text-properties officeooo:rsid="00213eb4"/>
    </style:style>
    <style:style style:name="T4" style:family="text">
      <style:text-properties officeooo:rsid="00264c80"/>
    </style:style>
    <style:style style:name="T5" style:family="text">
      <style:text-properties officeooo:rsid="0027df9d"/>
    </style:style>
    <style:style style:name="T6" style:family="text">
      <style:text-properties officeooo:rsid="002ccdb1"/>
    </style:style>
    <style:style style:name="T7" style:family="text">
      <style:text-properties officeooo:rsid="0035ea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Oliver Krengel</text:p>
      <text:p text:style-name="P9">10-703: Deep Reinforcement Learning</text:p>
      <text:p text:style-name="P9">Prepared for Ed and Henry</text:p>
      <text:p text:style-name="P9"/>
      <text:p text:style-name="P10">Steps to generate methods section and learn the codebase</text:p>
      <text:p text:style-name="P8"/>
      <text:p text:style-name="P11">Set up:</text:p>
      <text:list xml:id="list8968918750487571658" text:style-name="L1">
        <text:list-item>
          <text:p text:style-name="P13">Download the source code from Github: – <text:span text:style-name="T7">midway_checkpoint branch </text:span></text:p>
        </text:list-item>
        <text:list-item>
          <text:p text:style-name="P13">Navigate to risk folder</text:p>
        </text:list-item>
        <text:list-item>
          <text:p text:style-name="P13">Source tensorflow environment</text:p>
        </text:list-item>
        <text:list-item>
          <text:p text:style-name="P13">Open attack_train_test.py</text:p>
          <text:p text:style-name="P12"/>
        </text:list-item>
      </text:list>
      <text:p text:style-name="P1">Take a look at lines 42 to 99</text:p>
      <text:p text:style-name="P1">Training and testing are set up by tuning these parameters</text:p>
      <text:p text:style-name="P1"/>
      <text:p text:style-name="P1">In particular: look at 53-60 and 64-70:</text:p>
      <text:list xml:id="list5214039039405590658" text:style-name="L2">
        <text:list-item>
          <text:p text:style-name="P14">model_instance determines which file to load</text:p>
        </text:list-item>
        <text:list-item>
          <text:p text:style-name="P14">‘0’ starts a new instance</text:p>
        </text:list-item>
        <text:list-item>
          <text:p text:style-name="P14">When training is complete, the console will print which model instance it has been saved to</text:p>
        </text:list-item>
        <text:list-item>
          <text:p text:style-name="P14">Put in that model instance to start from most recently saved model</text:p>
        </text:list-item>
        <text:list-item>
          <text:p text:style-name="P14">Leave checkpoint_index at -1 to load most recent model</text:p>
        </text:list-item>
        <text:list-item>
          <text:p text:style-name="P14">Don’t touch perform_update as this determines whether training or testing</text:p>
        </text:list-item>
      </text:list>
      <text:p text:style-name="P2"/>
      <text:p text:style-name="P3">Look at lines 78 through 83:</text:p>
      <text:list xml:id="list8370958123205115953" text:style-name="L3">
        <text:list-item>
          <text:p text:style-name="P15">These determine which strategies will be played against each other</text:p>
        </text:list-item>
        <text:list-item>
          <text:p text:style-name="P15">All the strategies I’ve written are here, and in the q_funcs/attack folder if you want to look at the source code</text:p>
        </text:list-item>
        <text:list-item>
          <text:p text:style-name="P15">Opponent cannot be LinearAttackNet, but otherwise all strategies are good for agent and opponent</text:p>
        </text:list-item>
      </text:list>
      <text:p text:style-name="P4"/>
      <text:p text:style-name="P5"/>
      <text:p text:style-name="P5">Start testing:</text:p>
      <text:list xml:id="list3821109627833630241" text:style-name="L4">
        <text:list-item>
          <text:p text:style-name="P16">Set the agent and the opponent to random, now run: <text:s text:c="2"/># You sourced tf, right?</text:p>
          <text:list>
            <text:list-item>
              <text:p text:style-name="P16">python3 ./attack_train_test.py –train 0 <text:s text:c="2"/></text:p>
            </text:list-item>
          </text:list>
        </text:list-item>
        <text:list-item>
          <text:p text:style-name="P16">This will run 1000 games of the two players against each other </text:p>
        </text:list-item>
        <text:list-item>
          <text:p text:style-name="P16">Results should be 500/500 +/- 50</text:p>
        </text:list-item>
        <text:list-item>
          <text:p text:style-name="P16">Now set the opponent to MaxSuccess</text:p>
        </text:list-item>
        <text:list-item>
          <text:p text:style-name="P16">Run it again</text:p>
        </text:list-item>
        <text:list-item>
          <text:p text:style-name="P16">Results should be far worse for random</text:p>
        </text:list-item>
      </text:list>
      <text:p text:style-name="P5"/>
      <text:p text:style-name="P5">For the methods section:</text:p>
      <text:list xml:id="list3000128284925142456" text:style-name="L5">
        <text:list-item>
          <text:p text:style-name="P17">Make a table of the game results for every matchup between MaxSuccess, ArmyDifference, and Random</text:p>
        </text:list-item>
        <text:list-item>
          <text:p text:style-name="P17">Since random is the same as a randomly initialized network this is going to be helpful</text:p>
        </text:list-item>
      </text:list>
      <text:p text:style-name="P5"/>
      <text:p text:style-name="P5"/>
      <text:p text:style-name="P5"><text:soft-page-break/>Start Training:</text:p>
      <text:list xml:id="list4853494776909864701" text:style-name="L6">
        <text:list-item>
          <text:p text:style-name="P18">Set the agent to LinearAttackNet and the opponent to ArmyDifference</text:p>
        </text:list-item>
        <text:list-item>
          <text:p text:style-name="P18">Perform a test with a newly initialized network i.e. model_instance=’0’</text:p>
        </text:list-item>
        <text:list-item>
          <text:p text:style-name="P18">Record the results and set the model_instance to whatever is printed</text:p>
        </text:list-item>
        <text:list-item>
          <text:p text:style-name="P19">Take a look at the hyperparameters:</text:p>
          <text:list>
            <text:list-item>
              <text:p text:style-name="P19">Text me after a while if you’re having a hard time with these, but I don’t want to tell you exactly what to use</text:p>
            </text:list-item>
            <text:list-item>
              <text:p text:style-name="P19">I’ve gotten decent results but I’m sure they could be better</text:p>
            </text:list-item>
            <text:list-item>
              <text:p text:style-name="P19">Some configurations make learning impossible</text:p>
            </text:list-item>
            <text:list-item>
              <text:p text:style-name="P20">Note: 1000 iterations on my computer takes roughly 30 seconds</text:p>
            </text:list-item>
          </text:list>
        </text:list-item>
        <text:list-item>
          <text:p text:style-name="P21">Run:</text:p>
          <text:list>
            <text:list-item>
              <text:p text:style-name="P21"><text:span text:style-name="T1">python3 ./attack_train_test.py –train </text:span>1</text:p>
            </text:list-item>
          </text:list>
        </text:list-item>
        <text:list-item>
          <text:p text:style-name="P22">Record the results</text:p>
        </text:list-item>
        <text:list-item>
          <text:p text:style-name="P22">Run</text:p>
          <text:list>
            <text:list-item>
              <text:p text:style-name="P22">python3 ./attack_train_test.py –train 0</text:p>
            </text:list-item>
          </text:list>
        </text:list-item>
        <text:list-item>
          <text:p text:style-name="P22">Record the results</text:p>
        </text:list-item>
        <text:list-item>
          <text:p text:style-name="P22">Now switch opponent to random</text:p>
        </text:list-item>
        <text:list-item>
          <text:p text:style-name="P22">Run the test again</text:p>
          <text:list>
            <text:list-item>
              <text:p text:style-name="P22">How’s your win status looking?</text:p>
            </text:list-item>
          </text:list>
        </text:list-item>
      </text:list>
      <text:p text:style-name="P6"/>
      <text:p text:style-name="P6">For the methods section:</text:p>
      <text:list xml:id="list2178085186718509986" text:style-name="L7">
        <text:list-item>
          <text:p text:style-name="P23">Train 1 network against each of ArmyDifference, MaxSuccess, <text:span text:style-name="T3">and Random</text:span></text:p>
        </text:list-item>
        <text:list-item>
          <text:p text:style-name="P23">Record the results of all trained networks against the 3 possible opponents</text:p>
        </text:list-item>
      </text:list>
      <text:p text:style-name="P6"/>
      <text:p text:style-name="P7">Some more stuff, more important for moving forward:</text:p>
      <text:list xml:id="list8737127590129254824" text:style-name="L8">
        <text:list-item>
          <text:p text:style-name="P24">Take a look at lines 93 and 94:</text:p>
          <text:list>
            <text:list-item>
              <text:p text:style-name="P24">I have the starting territory fixed, toggle these lines to make it random </text:p>
            </text:list-item>
            <text:list-item>
              <text:p text:style-name="P24">Do the same on line<text:span text:style-name="T2">s 376/</text:span>377 <text:span text:style-name="T2">as well</text:span></text:p>
            </text:list-item>
            <text:list-item>
              <text:p text:style-name="P25">We will need to be able to train the network to deal with <text:span text:style-name="T4">actions for all states, so try random state switching and see how it trains in comparison</text:span></text:p>
            </text:list-item>
          </text:list>
        </text:list-item>
        <text:list-item>
          <text:p text:style-name="P26">If you want to make a new, deeper network </text:p>
          <text:list>
            <text:list-item>
              <text:p text:style-name="P26">Navigate to the attack folder</text:p>
            </text:list-item>
            <text:list-item>
              <text:p text:style-name="P26">Copy linear_attack_net</text:p>
            </text:list-item>
            <text:list-item>
              <text:p text:style-name="P26">In the file:</text:p>
              <text:list>
                <text:list-item>
                  <text:p text:style-name="P26">Change the class name to indicate the new network</text:p>
                </text:list-item>
                <text:list-item>
                  <text:p text:style-name="P26">You can add layers right around line 92</text:p>
                </text:list-item>
              </text:list>
            </text:list-item>
            <text:list-item>
              <text:p text:style-name="P26">Make a new directory in the attack file (<text:span text:style-name="T5">NAME MUST BE EXACT</text:span>)</text:p>
              <text:list>
                <text:list-item>
                  <text:p text:style-name="P26">mkdir “&lt;module_<text:span text:style-name="T5">name</text:span>&gt;_logs”</text:p>
                </text:list-item>
                <text:list-item>
                  <text:p text:style-name="P27">create a new file called 0.instance and make its contents 0</text:p>
                  <text:list>
                    <text:list-item>
                      <text:p text:style-name="P27">vim 0.instance</text:p>
                    </text:list-item>
                    <text:list-item>
                      <text:p text:style-name="P27">insert(i) 0</text:p>
                    </text:list-item>
                    <text:list-item>
                      <text:p text:style-name="P27">:wq</text:p>
                    </text:list-item>
                  </text:list>
                </text:list-item>
              </text:list>
            </text:list-item>
            <text:list-item>
              <text:p text:style-name="P28">These steps will allow you to use the .instance branching I have implemented to save every network with a unique ID</text:p>
            </text:list-item>
          </text:list>
        </text:list-item>
        <text:list-item>
          <text:p text:style-name="P29">Try writing the code to randomly choose one of the three opponents every loop</text:p>
        </text:list-item>
        <text:list-item>
          <text:p text:style-name="P30">I wouldn’t try to go through <text:span text:style-name="T6">the main loop in the test</text:span>, it could easily be pared down and will b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1:46:34.632303239</meta:creation-date>
    <meta:generator>LibreOffice/5.1.6.2$Linux_X86_64 LibreOffice_project/10m0$Build-2</meta:generator>
    <dc:date>2018-03-15T12:28:33.259321830</dc:date>
    <meta:editing-duration>PT39M39S</meta:editing-duration>
    <meta:editing-cycles>33</meta:editing-cycles>
    <meta:document-statistic meta:table-count="0" meta:image-count="0" meta:object-count="0" meta:page-count="2" meta:paragraph-count="75" meta:word-count="657" meta:character-count="3534" meta:non-whitespace-character-count="3002"/>
  </office:meta>
</office:document-meta>
</file>